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69pt"/>
    </style:style>
    <style:style style:name="co2" style:family="table-column">
      <style:table-column-properties fo:break-before="auto" style:column-width="85.15pt"/>
    </style:style>
    <style:style style:name="co3" style:family="table-column">
      <style:table-column-properties fo:break-before="auto" style:column-width="30.84pt"/>
    </style:style>
    <style:style style:name="co4" style:family="table-column">
      <style:table-column-properties fo:break-before="auto" style:column-width="91.6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0.6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BTO_Testing (1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number-columns-repeated="9" table:default-cell-style-name="Default"/>
        <table:table-column table:style-name="co5" table:number-columns-repeated="1012" table:default-cell-style-name="Default"/>
        <table:table-row table:style-name="ro1">
          <table:table-cell table:style-name="ce1" office:value-type="string" calcext:value-type="string">
            <text:p>Submission ID</text:p>
          </table:table-cell>
          <table:table-cell table:style-name="ce1" office:value-type="string" calcext:value-type="string">
            <text:p>Submission Type</text:p>
          </table:table-cell>
          <table:table-cell table:style-name="ce1" office:value-type="string" calcext:value-type="string">
            <text:p>Cells Blood Tissues Organs Ind</text:p>
          </table:table-cell>
          <table:table-cell table:style-name="ce1" office:value-type="string" calcext:value-type="string">
            <text:p>CBTO Harvested Human Ind</text:p>
          </table:table-cell>
          <table:table-cell table:style-name="ce1" office:value-type="string" calcext:value-type="string">
            <text:p>CBTO No Irb Desc</text:p>
          </table:table-cell>
          <table:table-cell table:style-name="ce1" office:value-type="string" calcext:value-type="string">
            <text:p>CBTO Harvested materials List</text:p>
          </table:table-cell>
          <table:table-cell table:style-name="ce1" office:value-type="string" calcext:value-type="string">
            <text:p>CBTO NHP Harvested Ind</text:p>
          </table:table-cell>
          <table:table-cell table:style-name="ce1" office:value-type="string" calcext:value-type="string">
            <text:p>CBTO Harvested Nhum Mat List</text:p>
          </table:table-cell>
          <table:table-cell table:style-name="ce1" office:value-type="string" calcext:value-type="string">
            <text:p>CBTO Biohazard Material from Others Ind</text:p>
          </table:table-cell>
          <table:table-cell table:style-name="ce1" office:value-type="string" calcext:value-type="string">
            <text:p>CBTO Biohazard Material from Others Desc</text:p>
          </table:table-cell>
          <table:table-cell table:style-name="ce1" office:value-type="string" calcext:value-type="string">
            <text:p>CBTO Established Cell Lines Ind</text:p>
          </table:table-cell>
          <table:table-cell table:style-name="ce1" office:value-type="string" calcext:value-type="string">
            <text:p>CBTO Established Cell Lines Desc</text:p>
          </table:table-cell>
          <table:table-cell table:style-name="ce1" table:number-columns-repeated="1012"/>
        </table:table-row>
        <table:table-row table:style-name="ro2" table:visibility="filter">
          <table:table-cell office:value-type="string" calcext:value-type="string">
            <text:p>IBC101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5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7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375(1)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RB15-1147 (in presubmission)</text:p>
          </table:table-cell>
          <table:table-cell office:value-type="string" calcext:value-type="string">
            <text:p>T LYMPH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 LYMPH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T, THP-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7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1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7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EC-18, CACO2 and MDCK cell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7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hoenix, PlatE and HEK293T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 are submitting the corresponding IACUC protocol with this IBC submission for the same project. <text:s text:c="2"/>Investigators involved: Dimitra Skondra, Dominique Missiakas, Olaf Schneewind, Lindsay Chun Source animal 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1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7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rothelial cancer cell expressing recombinant DN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7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7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uman Embroynic Kidney cell line, human peripheral blood cells transformed with EBV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5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latinum-E Retroviral Packaging Cell Line, 293T, HeLa, HepG2, HEK293, mESC, 3T3, C2C12, MCF7, SH-SY5Y, N2a, HEC-1-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5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5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7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6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-293, microglial BV-2, mouse adrenocortical Y1, macrophage J774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1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1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40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lat E and HEK293T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7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1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, LAM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61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T, neuroblastoma cell line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8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418(1)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RB16-1267 (in presubmission)</text:p>
          </table:table-cell>
          <table:table-cell office:value-type="string" calcext:value-type="string">
            <text:p>T-Cell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-Cell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5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7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21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1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440(1)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This work is exempt as it involves the collection/study of existing pathological/diagnostic specimens which are de-identified.</text:p>
          </table:table-cell>
          <table:table-cell office:value-type="string" calcext:value-type="string">
            <text:p>This work will obtain skin, pancreas, colon, liver, bladder, adipose, lung, uterus, stomach, and skeletal muscle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s work will obtain skin, pancreas, colon, liver, bladder, adipose, lung, uterus, stomach, and skeletal muscle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7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364(1)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RB15-0544 not available to select</text:p>
          </table:table-cell>
          <table:table-cell office:value-type="string" calcext:value-type="string">
            <text:p>T LYMPH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 LYMPH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CT116, MDA-MD231, PC3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7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2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7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3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2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-293, PK-1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, Hep2 Epitheliom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177(1)</text:p>
          </table:table-cell>
          <table:table-cell office:value-type="string" calcext:value-type="string">
            <text:p>Resubmissio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whole blood(lymphocytes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hole blood(lymphocytes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K293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0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7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5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3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40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40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7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7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7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294(1)</text:p>
          </table:table-cell>
          <table:table-cell office:value-type="string" calcext:value-type="string">
            <text:p>Resubmissio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T LYMPH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 LYMPH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0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HEK293, HEK293T/Phoenix, human neuroblastoma cell lines, human pancreatic cancer cell lines, HUVEC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1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425(1)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Cells obtained from other PI. No material harvest at U of 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lls obtained from other PI. No material harvest at U of 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1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279(1)</text:p>
          </table:table-cell>
          <table:table-cell office:value-type="string" calcext:value-type="string">
            <text:p>Resubmissio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human neuronal cells, human fibroblast cell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man neuronal cells, human fibroblast cell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7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THP-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6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7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7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 293, Phoenix 293TxAmpho, JRT3T3.5, CIR, JY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7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2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7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7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7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1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latE, a 293T based cell line.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6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5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7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5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22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22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3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7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5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7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425(1)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Cells obtained from other PI. No material harvest at U of 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lls obtained from other PI. No material harvest at U of 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2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DCK, NIH 3T3, U2OS, HaCaT, HEK293T, Phoenix-GP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2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1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21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165(1)</text:p>
          </table:table-cell>
          <table:table-cell office:value-type="string" calcext:value-type="string">
            <text:p>Resubmissio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Human cancer cells from bone marrow and/or peripheral blo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man cancer cells from bone marrow and/or peripheral blo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T; AML, breast cancer, and leukemic T cell lines; SupT1; lymphoblastoid cells, IISH1i-BM1, RS4;11, human bone marrow CD34+ cells, hiPSC#19101, hiPSC#19098, hiPSC#18852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1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1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3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, HeL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2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3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co2, HCT116, HT29, SW480, HEK 293, 293T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7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748(1)</text:p>
          </table:table-cell>
          <table:table-cell office:value-type="string" calcext:value-type="string">
            <text:p>Resubmissio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Intestinal epithelial cells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estinal epithelial cells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750(2)</text:p>
          </table:table-cell>
          <table:table-cell office:value-type="string" calcext:value-type="string">
            <text:p>Resubmissio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Intestinal tissue and Blo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estinal tissue and Blo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397(1)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primary cells from mesothelioma and normal mesothelium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imary cells from mesothelioma and normal mesothelium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50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50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21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6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6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3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00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HEK-293, hCMEC (cerebral microvascular endothelial cells)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00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3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00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, rat primary neuron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7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; HeLa; MCF10A, MCF7, MDAMB231, LnCAP;SH-SY5Y;CNON; NPC-WA01; K562; A549; HEK293T; <text:s/>Human LCL; Chimp LCL; Rhesus LCL; <text:s/>SKOV3; CAOV3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3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40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21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3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6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6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6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HEK, 3T3, RPE1, CHO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381(1)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RB15-1409 currently in pre review</text:p>
          </table:table-cell>
          <table:table-cell office:value-type="string" calcext:value-type="string">
            <text:p>stem cell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em cell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0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7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1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61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1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DCK I and MDCK II, Caco-2, T84, HEK293, HeLa, HL-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uman (HEK 293T cells), Human LAM cell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534(1)</text:p>
          </table:table-cell>
          <table:table-cell office:value-type="string" calcext:value-type="string">
            <text:p>Resubmissio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Brain Tissue and Blood Sampl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ain Tissue and Blood Sampl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6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, PC3, LNCaP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T, TF-1, K562, UT-7, HUDEP, HiDEP, mono7, NALM6,MEL, HCD57, HEL, multiple myeloma cell lines,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1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376(1)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RB15-1146 (in presubmission)</text:p>
          </table:table-cell>
          <table:table-cell office:value-type="string" calcext:value-type="string">
            <text:p>T LYMPH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 LYMPH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7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549, HEK, Hep2, HeLa, Vero, BHK, RD, MDCK,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LT-4, MOLT-16, Sup-T1, Sup-T11, RPMI 8402, Jurkat, CCRF-CEM, REH, KOCL-33, KOCL-45, KOCL-69, KOPN-1, SupB13, Sup-T3, KOPB-26, RS4;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0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6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7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6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7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21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1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21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87, U251, T98, A172, GBM43, GBM34, GBM44, GBM26, HeLa, 293T,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7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, LAM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2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7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6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ero, U2OS, pHEL, HEp-2, HeLa, RSC, 293T and SK-N-SH.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7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5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HEK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1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8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3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1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61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61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1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1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1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1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1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7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1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314(1)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dult human dermal fibroblasts will be obtained from a commercial vendor (Lonza). <text:s/>The cells are pre-screened for HIV-1, hepatitis B and hepatitis C.</text:p>
          </table:table-cell>
          <table:table-cell office:value-type="string" calcext:value-type="string">
            <text:p>Normal adult human dermal fibroblas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rmal adult human dermal fibroblas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40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61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178(1)</text:p>
          </table:table-cell>
          <table:table-cell office:value-type="string" calcext:value-type="string">
            <text:p>Resubmissio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whole blood(lymphocytes) and leuk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hole blood(lymphocytes) and leuk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duced pluripotent stem cell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7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7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3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3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067(1)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human cells/blood/tissue/org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man cells/blood/tissue/org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1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, HeL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7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M-SCC-1, UM-SCC-22B, UM-SCC-22A, UM-SCC-74B, UM-SCC1-ALDH1A1 Reporter, UM-SCC22B-ALDH1A1 Reporter,UM-SCC1-CD44 Reporter, UM-SCC22B-CD44 Reporter, UM-SCC-1-hCdt1-mCherry, UM-SCC-22B-hCdt1-mCherry, UM-SCC-1-p27-mVenous, <text:s/>UM-SCC-22B-p27-mVenou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1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aCaT, A431, HEK293, HeLa, A375, WM793, MEL624, and established cell lines.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CT116, HEK293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1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1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562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7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 (human embryonic kidney) 293 cell line, BHK (Baby Hamster kidney) cell line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7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52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 293T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21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7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0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, HEK293T, HEK293FT, HeLa, K562, BJ-5ta, WI-38, BJ, IMR-90, primary fibroblast cell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7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562, Jurkat, NB-4, Kasumi-1, Reh, MHH-CALL2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K293 and Phoenix-Eco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7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7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5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 293T, U2OS, Saos2, MCF7, MDA-MB-468, SKBR3, T47D, MDA-MB-231, HCC38, HCC1937, HS578T, Panc1, MiaPaca2, CfPAC, RKO, PC3, HepG2, T98G, RAW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61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6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823(1)</text:p>
          </table:table-cell>
          <table:table-cell office:value-type="string" calcext:value-type="string">
            <text:p>Resubmissio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blood, bone marrow, saliva, finger-/toe nails, hai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ood, bone marrow, saliva, finger-/toe nails, hai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1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7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1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esothelioma cells and normal mesothelial cells; Cytotoxic T lymphocyte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2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uman cancer cell line, 293FT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7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U2OS, HEK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7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6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22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7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6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7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549, HEK, Hep2, HeLa, Vero, BHK, RD, MDCK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1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7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1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7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1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1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-293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7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7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7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1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7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 293T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61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7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1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, Jurkat cells, Human Airway Smooth Muscle cell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uman Cell Lines and Human Tumor Cell Line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5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1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7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7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7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EAS-2B, A549, NHLF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1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6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1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hoenix helper cell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61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DCK, A549, endothelial cell lines; HEK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7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21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-293 derivative cells; human MSCs: adipose-derived MSCs, bone marrow stromal cells, urine stem cells, umbilical cord-derived MSCs, etc., all of which will be pruchased commercially)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486(1)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blood cell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ood cell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, Caco-2, HCT116, THP-1, Hela, COS-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833, MDA-MB-231, MDA-436, HEK293, HEK293T, BT-59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0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1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P-1 cells, MHS, COS1 and primary human lung fibroblasts and keratinocyte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367(1)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RB15-0976 (in pre-submission)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2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1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1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00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61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6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2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0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40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1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7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7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7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 293T cells, HeLa, KG1, UoCM1, K562, SupT, Mono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676(1)</text:p>
          </table:table-cell>
          <table:table-cell office:value-type="string" calcext:value-type="string">
            <text:p>Resubmissio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blood cell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ood cell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7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T, TF-1, K562, UT-7, HUDEP, HiDEP, mono7, NALM6,MEL, HCD57, HEL, multiple myeloma cell lines,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936(1)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human colon tissue, human peripheral blo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man colon tissue, human peripheral blo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 293, SCC-61, MDA-MB-23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414(1)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RB is being submitted as 16-0362</text:p>
          </table:table-cell>
          <table:table-cell office:value-type="string" calcext:value-type="string">
            <text:p>Swabs of intraoperative specimens and tissues, postoperative drain flu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wabs of intraoperative specimens and tissues, postoperative drain flu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01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01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01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M16666 ATM, GM16667 ATM+, GK33 U2OS ATR, GK41 U2OS ATR, U87 glioblastoma, 293-HEK, EUFA 423.F, SH2038.F, U2OS, PC-3, MCF-7, MDA-MB-231, HCC-1937, NCI-H650, Tyknu, Kuramochi, SNU-119, Caov-3, SKOV3, HeyA8, Mec-1, SK-N-DZ, DLD-1, DLD-1 with BRCA2 deletion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HEK293T, Calu-6, MCF-7, A431, HUVECs,Cos-7,Human Primary Aortic Endothelial Cells, J774, T47D, PANC-1, A549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, human fibroblast cell lines, 293T.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0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, HeLa cell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HEK293T, Calu-6, MCF-7, A431, HUVECs,Cos-7,Human Primary Aortic Endothelial Cells, J774, T47D, PANC-1, A549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9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HEK-293, Cos-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1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7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uman B lymphocyte cell line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1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7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1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00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1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1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 293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1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3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3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uman tumor cell lines (lung, prostate, squamous cell, colorectal, glioma,breast, fibrosarcoma)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61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202(1)</text:p>
          </table:table-cell>
          <table:table-cell office:value-type="string" calcext:value-type="string">
            <text:p>Resubmissio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RB 9538</text:p>
          </table:table-cell>
          <table:table-cell office:value-type="string" calcext:value-type="string">
            <text:p>Brain Tiss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ain Tiss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1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1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61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6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1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1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1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1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1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, iPS cells from fibroblast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0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0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0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0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0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0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0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 human embryonic kidney cell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CT116, LAM, HEK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7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0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7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D8, HeyA8, M6C, 4T1.2, MDA-MB-231-417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3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7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93T, AD-293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7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1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1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610(1)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1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1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1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1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P-1, HL60, A549, HEK293, HepG2, Caco2, BJ5, HAP1, HeLa, U39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1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1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1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1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1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1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1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1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1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1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, SK-BE-2, WN, HeLa, MCF-7, HL60, UT-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7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CF7, HMLE, 293T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uman fibroblast cell line, human monomacs 6, human neuronal stem cell (AHNP)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sPC-luc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01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01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01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1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7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-293 derivative cell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1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1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FF ;NSC;MM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7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096(1)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Samples were harvested from a patient under the IRB protocol 13372B (no more blood will be drawn)</text:p>
          </table:table-cell>
          <table:table-cell office:value-type="string" calcext:value-type="string">
            <text:p>Blood and pleural effus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ood and pleural effus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8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697(1)</text:p>
          </table:table-cell>
          <table:table-cell office:value-type="string" calcext:value-type="string">
            <text:p>Resubmissio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We obtain human cord blood from Lifesource run by <text:s/>ITxM Clinical Services. They run under the National Marrow Donor Program/Be the Match</text:p>
          </table:table-cell>
          <table:table-cell office:value-type="string" calcext:value-type="string">
            <text:p>Human cord blo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man cord blo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482(1)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CD4+ and CD8+ T lymph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D4+ and CD8+ T lymph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7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7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7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7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7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7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7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7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844(1)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malignant and non-malignant human tissue; blood; buccal swab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lignant and non-malignant human tissue; blood; buccal swab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1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D Her2/Neu, CT26, TC-1, EG7-OVA, MC38, 4T1, B16, B16-OVA, B16-FLT3L, MC38-OVA, Vero, 293T, BHK-21, Hela S3, BSC-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lt;span style="color: rgb(0, 0, 0); font-family: Calibri, sans-serif; font-size: 14.666666984558105px; font-style: normal; font-variant-caps: normal; font-weight: normal; letter-spacing: normal; orphans: auto; text-align: start; text-indent: 0px; text-t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 293, HeLa, human cancer cell lines, keratinocytes (human and mouse, human cells are purchased from Life Science)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, THP-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747(1)</text:p>
          </table:table-cell>
          <table:table-cell office:value-type="string" calcext:value-type="string">
            <text:p>Resubmissio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blood, sali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ood, sali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2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23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 293T, HeLa, MCF7, MDA-MB-231, HEPG2, RAW264.1, JURKAT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0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0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473(1)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T lymph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 lymph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1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5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5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5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5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8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5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5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5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5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5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5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5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5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5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5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2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2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2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2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, MDCK, A549, HUVEC, HMVEC, MEF, DF1, HL-60, Vero, THP1, MS1, HTBE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1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1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2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2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2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2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1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1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1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1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1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1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1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1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NRK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MCF7, MDA-MB-231, HEK293T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3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PAEC, HLMVEC, HEK-T293, A549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3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3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3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hoenix-Eco, PlatE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490(1)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CD4+ and CD8+ T lymph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D4+ and CD8+ T lymph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00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1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02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00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437(1)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Fecal materi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ecal materi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22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7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BV-immortalized lymphoblastoid cell lines derived from numerous patients,MDA MB157, BT549, HCC1395, MDA-MB-231, T47D, ZR75-1, HCC2185, NCI - ICBP45 kit, MCF7, GM1466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5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5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5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ymphoblastoid cell lines, MCF7, HEPG2, LNCaP, HEK293, HeLa, Caco-2, HL-1, HAEC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5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551(2)</text:p>
          </table:table-cell>
          <table:table-cell office:value-type="string" calcext:value-type="string">
            <text:p>Resubmissio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genomic DNA from peripheral blood cell, colon biopsy, cell lines, breast tissue biopsy, saliva, buccal swabs, skin biops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omic DNA from peripheral blood cell, colon biopsy, cell lines, breast tissue biopsy, saliva, buccal swabs, skin biops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5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EAS-2B, A549, NHLF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492(1)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CD4+ and CD8+ T lymph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D4+ and CD8+ T lymph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THP-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483(1)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2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1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GBS, HEPG2, HEK,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7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7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7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HEK293, Hep G2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7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22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uman B-cell lymphoma lines, HEK293, HEK293T, Jurkat and HeL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HEK, JURKAT, MCF7, A549, HT, KARPAS, PBMC (purchased commercially)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599(1)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lease see supporting documents</text:p>
          </table:table-cell>
          <table:table-cell office:value-type="string" calcext:value-type="string">
            <text:p>PBMC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BMC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5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5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5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8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5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8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951(1)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797(1)</text:p>
          </table:table-cell>
          <table:table-cell office:value-type="string" calcext:value-type="string">
            <text:p>Resubmissio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Lung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ung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T, Hela, iPSCs, SH-SY5Y cell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LM-13, MOLM-14, THP-1, MV411, KG-1, KOCL48, Phoenix Eco cell line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84, Caco2-BBE, COS-7, &amp; HEK293 cells. We will also use organoids (enteroids and colonoids from mice and humans).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MCF7, MDA-MB-231, HEK293T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6HBE14o-, 1HAEo-, BEAS2B, A549, HEK-293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245(1)</text:p>
          </table:table-cell>
          <table:table-cell office:value-type="string" calcext:value-type="string">
            <text:p>Resubmissio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Exempt as tissue obtained from cadaver lungs</text:p>
          </table:table-cell>
          <table:table-cell office:value-type="string" calcext:value-type="string">
            <text:p>airway epithelial cells from cadaver lung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irway epithelial cells from cadaver lung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6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6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6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6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uman Ovarian Cancer Cell Lines: SKOV and CaOV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6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6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998(2)</text:p>
          </table:table-cell>
          <table:table-cell office:value-type="string" calcext:value-type="string">
            <text:p>Resubmissio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euroblastoma fresh or snap frozen tumor tissue, and bone marrow; pancreatic cancer banked snap frozen tumor tiss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uroblastoma fresh or snap frozen tumor tissue, and bone marrow; pancreatic cancer banked snap frozen tumor tiss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9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, MCF7, GM12878, RAW, J7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8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6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8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8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8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uman cell lines: HEK293, HeLa, human SNK SY5Y neuroblastoma cells, human colon cell line HCT116, and human prostate cancer cell lines PC-3, LNCaP, and DU145. <text:s/>African monkey kidney COS cell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22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RC5 (human fibrobalsts derived from lung tissue), MCF7 (human cell line from mammary gland, breast; derived from metastatic site:, HEK293 cells (human embryonic kidney cells)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; Jurkat T-cells; Adipose-Derived Mesenchymal Stem Cells(ADM-stem cells); HeLa; A549; HFF; WI-38; MRC-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DA MB231, HEK, SW620, SW480, 16HBE, HUVECs (Human Umbilical Vein Endothelial Cells from Lonza), NHLFs (Normal Human Lung Fibroblast Cells, from Lonza), CaCo2, MCF-7, hiLECs (ADAM17 silenced), hiLECs (ADAM10 silenced)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9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9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2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2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2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2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2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2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latE, a 293T based cell line.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2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2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2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2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2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2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2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2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2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2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2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2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2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2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93T, HeLa, HAP1, THP-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2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2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2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2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2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2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2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2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403(1)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Stool sampl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ol sampl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38(2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CO2 cell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2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2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2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2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2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244(2)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 contacted the IRB office and was told that we do not need an IRB unless we will directly obtain any samples from human or any protected health information</text:p>
          </table:table-cell>
          <table:table-cell office:value-type="string" calcext:value-type="string">
            <text:p>human sera from Jabri group and human monocyte-derived macrophages/dendritic cells from Becker grou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man sera from Jabri group and human monocyte-derived macrophages/dendritic cells from Becker grou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2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2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2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2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2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2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, HeLa, A549, MCF7, HepG2, PC3, MDA-MB-231, B16-F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HEK293T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T, THP-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52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448(1)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mononuclear cells from blo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nonuclear cells from blo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52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52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, stem (neural and mesenchymal) cells, cancer cell lines (glioma, ovarian, breast cancer)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0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0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0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0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0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0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0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0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L60, U937, THP-1, HeLa, CHO, Vero, Caco-2, MDCK, NIH3T3, BJ5, HAP1, A549, HEK293, EA.hy926, HPAEC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0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0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0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0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0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0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0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0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287(2)</text:p>
          </table:table-cell>
          <table:table-cell office:value-type="string" calcext:value-type="string">
            <text:p>Resubmissio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Cord blood hematopoietic stem cells, leukemia cell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rd blood hematopoietic stem cells, leukemia cell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uman cell lines: HEK 293, HeLa; African monkey kidney COS cell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562, HeLa, HEK293T, HL60, Kasumi, Mono7, UoCM1, MonoMac, NB4, U937, ML-2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5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50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50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50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50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50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HEK293, breast cancer cell line ( MCF7, T47D, SKBr3, MDA-MB231), or prostate cancer cell line (LnCAP, PC3)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50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50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50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50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93 human embryonic kidney cell line, Tall104 human leukemic T-cell line and Caco-1 that is human epithelial cell line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50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50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, 293T, Vero cell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3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3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umAN COLON CANCER CELL LINES (HCT116)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HEK293T, U87, U87vIII, Jurkat, PC3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1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6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1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6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3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3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3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3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3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3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DA-MB-231, HEYA8, MCF7, T47D, SUM159PT , MDA 468, 22RV1, HEK293T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3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4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496(1)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CD4 and CD8 T cell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D4 and CD8 T cell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465(1)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Human plas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man plas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ukofilters from the hospital blood bank are provided to our lab. There is no patient idetifier</text:p>
          </table:table-cell>
          <table:table-cell office:value-type="string" calcext:value-type="string">
            <text:p>fliters containing leuk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iters containing leuk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pG2, Huh7, Huh-7.5, HEK293T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CO2, HT29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6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brosarcomas, squamous cell carcinomas, keratinocyes, fibroblasts, adenocarcinomas, HEK/Phoenix cell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3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887(1)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infant fec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ant fec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mmortalized Schwann cells (iSCs), and possibly HEK cell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9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9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9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9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9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97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RB #13378B, Carol Ober's protocol which doesn't populate on Dr. Cunningham's list above</text:p>
          </table:table-cell>
          <table:table-cell office:value-type="string" calcext:value-type="string">
            <text:p>cord blo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rd blo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2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73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2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2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2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73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2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73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CF-7, TUBO, 4T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2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; human tumor cell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2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2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2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73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93 HEK, HeLa, KCNR/SHEP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lat-E and HEK293T cell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Vero, HUVEC, eHAP1, EA.hy92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50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50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50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50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el888, mel537,mel1106.mel624. sk28, platE, HEK293, Phoenix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HEK293, E14 mESC, K562, MOLM-13, MV4:11, HL6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3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L60, THP-1, HeLa, Vero, Caco-2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3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3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y10, HBL-1, Phoenix-Eco, Phoenix-Ampho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3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3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3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3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hoenix-Eco, Plat-E packaging cell line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3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3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hoenix-Eco, Plat-E packaging cell line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3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3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3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4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731(2)</text:p>
          </table:table-cell>
          <table:table-cell office:value-type="string" calcext:value-type="string">
            <text:p>Resubmissio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RB at Northewestern university</text:p>
          </table:table-cell>
          <table:table-cell office:value-type="string" calcext:value-type="string">
            <text:p>Tumors biopsi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mors biopsi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ymphoma cell lines, TMD8, HBL1, NKTert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523(1)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T Lymph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 Lymph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2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2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2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2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4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4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3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3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3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6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 293T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6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6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NCaP, PC3, Du145, CWR, VCAP, LAPC4, HEK293T, PrEC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6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Vero, HUVEC, eHAP1, EA.hy92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6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6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 S3, HEK293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1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, HCT116, COLO320DM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1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118(2)</text:p>
          </table:table-cell>
          <table:table-cell office:value-type="string" calcext:value-type="string">
            <text:p>Resubmissio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fresh primary epithelial cell cultures grown from fresh tissu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resh primary epithelial cell cultures grown from fresh tissu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Co2, HT29, HCT11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1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1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1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1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1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4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1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1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1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T, HeLa, 293, Caco, A549, SLK, Hep2, SVGA, THP-1, Vero, Huh 7, HCT116, NHLF, HFF, human astrocytes (commercial), AKBM, MutuI, Jijoye, JY, Daudi, P3HR1, Raji, C666-1, SNU-719, LCLs, HaCaT, HPV16 WT:3, HPV18c, RECA-CIN-680, AWCA, PEL cell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4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1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4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4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HEK293, Cos-7, 3T3, U2OS, S2, MDA-MB-231, MCF-7, Jurkat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562, HEK293T, HuVEC, THP-1, A549, Jurkat, HBE,H292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4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3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CT116, HCT116 TP53-/-, RKO, RKO TP53-/-, MCF7, MDA-MB-231, A549, NCI-H1975, Hs766T, Panc-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1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4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848(2)</text:p>
          </table:table-cell>
          <table:table-cell office:value-type="string" calcext:value-type="string">
            <text:p>Resubmissio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Peripheral blood cell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ripheral blood cell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52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52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4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T, SH-SY5Y, PC12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1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4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399(1)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colon specime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lon specime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9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4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39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73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uman fibroblasts, HEK, 293T, immortalized cancer cell lines, and human immortalized fallopian tube cells (FT33-Tag), Phoenix-gp cells.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PC3, MCF7, 293T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886(2)</text:p>
          </table:table-cell>
          <table:table-cell office:value-type="string" calcext:value-type="string">
            <text:p>Resubmissio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fibroblasts, mesothelial cells, and adipocytes from omentum, peritoneum, and tumo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broblasts, mesothelial cells, and adipocytes from omentum, peritoneum, and tumo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4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4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4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4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46(1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5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 human embryonic kidney cells and HeLa cell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357(1)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Lung alveolar macrophages from bronchoalveolar lava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ung alveolar macrophages from bronchoalveolar lava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345(2)</text:p>
          </table:table-cell>
          <table:table-cell office:value-type="string" calcext:value-type="string">
            <text:p>Resubmissio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This research has been designated as 'non-human subjects research' by the university of Chicago IRB.</text:p>
          </table:table-cell>
          <table:table-cell office:value-type="string" calcext:value-type="string">
            <text:p>Primary tissue samples from human glioblastoma tumors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imary tissue samples from human glioblastoma tumors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8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7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1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1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1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1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ero cells (African Green Monkey kidney cells); murine tumor cell lines MC38 and MC38-Luc1; murine tissue with 8101 tumor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1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1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1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1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1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1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1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supernatant of hybridoma cell lines containing anti-F1 and anti-LcrV antibodi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pernatant of hybridoma cell lines containing anti-F1 and anti-LcrV antibodi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2)</text:p>
          </table:table-cell>
          <table:table-cell office:value-type="string" calcext:value-type="string">
            <text:p>Resubmission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38(2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38(2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38(2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HL60, HEK293, U93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1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528(1)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T lymph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 lymph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568(1)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uman cancer cell li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man cancer cell li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-293 cells and human cancer cell lines, such as 143B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pG2, HEK-293, THP1-Blue™ NF-kB Cells, HEK-Blue™ hTLR2, HEK-Blue™ hTLR4, HEK-Blue™ hTLR7, HEK-Blue™ hTLR8, HEK-Blue™ hTLR9, human immortalized Lymphatic Endothelial Cells (hiLEC)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320(1)</text:p>
          </table:table-cell>
          <table:table-cell office:value-type="string" calcext:value-type="string">
            <text:p>Ne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PBMC purified from the blood leukocyte-depletion filte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BMC purified from the blood leukocyte-depletion filte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8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uman cancer cell lines, HEK-293 cells and its derivative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3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table:number-columns-repeated="9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6(1)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hoenix</text:p>
          </table:table-cell>
          <table:table-cell table:number-columns-repeated="1012"/>
        </table:table-row>
      </table:table>
      <table:named-expressions/>
      <table:database-ranges>
        <table:database-range table:name="__Anonymous_Sheet_DB__0" table:target-range-address="'CBTO_Testing (1)'.A1:'CBTO_Testing (1)'.L2677" table:display-filter-buttons="true">
          <table:filter>
            <table:filter-and>
              <table:filter-condition table:field-number="3" table:value="Y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1T11:01:48.457270640</dc:date>
    <meta:editing-duration>PT2M59S</meta:editing-duration>
    <meta:editing-cycles>1</meta:editing-cycles>
    <meta:document-statistic meta:table-count="1" meta:cell-count="32124" meta:object-count="0"/>
    <meta:generator>LibreOffice/6.0.3.2$Linux_X86_64 LibreOffice_project/00m0$Build-2</meta:generator>
  </office:meta>
</office:document-meta>
</file>